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8cm" svg:stroke-color="#96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solid" svg:stroke-width="0.088cm" svg:stroke-color="#00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solid" svg:stroke-width="0.088cm" svg:stroke-color="#96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solid" svg:stroke-width="0.08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57cm" fo:min-width="1.983cm" fo:padding-top="0.1cm" fo:padding-bottom="0.1cm" fo:padding-left="0.1cm" fo:padding-right="0.1cm" fo:wrap-option="wrap"/>
      <style:paragraph-properties style:writing-mode="lr-tb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wrap"/>
      <style:paragraph-properties style:writing-mode="lr-tb"/>
    </style:style>
    <style:style style:name="gr17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2.202cm" fo:min-width="0.533cm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cm" fo:min-width="0cm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491cm" fo:min-width="2.622cm" fo:padding-top="0.1cm" fo:padding-bottom="0.1cm" fo:padding-left="0.1cm" fo:padding-right="0.1cm" fo:wrap-option="wrap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931cm" fo:min-width="0cm" fo:padding-top="0.13cm" fo:padding-bottom="0.13cm" fo:padding-left="0.25cm" fo:padding-right="0.25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6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284cm" fo:min-width="0.544cm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30" style:family="graphic" style:parent-style-name="standard">
      <style:graphic-properties draw:stroke="solid" svg:stroke-width="0.026cm" svg:stroke-color="#96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960000" draw:stroke-linejoin="round" draw:fill="solid" draw:fill-color="#daedef" draw:textarea-horizontal-align="justify" draw:textarea-vertical-align="middle" draw:auto-grow-height="false" fo:min-height="0.404cm" fo:min-width="0.275cm" fo:padding-top="0.13cm" fo:padding-bottom="0.13cm" fo:padding-left="0.25cm" fo:padding-right="0.25cm" fo:wrap-option="wrap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33" style:family="graphic" style:parent-style-name="standard">
      <style:graphic-properties draw:stroke="solid" svg:stroke-width="0.09cm" svg:stroke-color="#960000" draw:marker-start-width="0.5cm" draw:marker-end-width="0.5cm" draw:stroke-linejoin="round" draw:fill="solid" draw:fill-color="#daedef" draw:textarea-horizontal-align="justify" draw:textarea-vertical-align="middle" draw:auto-grow-height="false" fo:min-height="0.22cm" fo:min-width="0.48cm" fo:padding-top="0.162cm" fo:padding-bottom="0.162cm" fo:padding-left="0.282cm" fo:padding-right="0.282cm" fo:wrap-option="wrap"/>
    </style:style>
    <style:style style:name="gr34" style:family="graphic" style:parent-style-name="standard">
      <style:graphic-properties draw:stroke="none" svg:stroke-width="0.09cm" svg:stroke-color="#960000" draw:marker-start-width="0.5cm" draw:marker-end-width="0.5cm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35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938cm" fo:min-width="2.87cm" fo:padding-top="0.6cm" fo:padding-bottom="0.13cm" fo:padding-left="0.1cm" fo:padding-right="0.1cm" fo:wrap-option="wrap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40" style:family="graphic" style:parent-style-name="standard">
      <style:graphic-properties svg:stroke-width="0.09cm" svg:stroke-color="#960000" draw:marker-start-width="0.34cm" draw:marker-end-width="0.34cm" draw:fill="solid" draw:fill-color="#daedef" draw:textarea-vertical-align="middle" fo:padding-top="0.17cm" fo:padding-bottom="0.17cm" fo:padding-left="0.295cm" fo:padding-right="0.295cm"/>
    </style:style>
    <style:style style:name="gr41" style:family="graphic" style:parent-style-name="standard">
      <style:graphic-properties svg:stroke-width="0.04cm" svg:stroke-color="#000000" draw:marker-start-width="0.26cm" draw:marker-end-width="0.26cm" draw:fill="solid" draw:fill-color="#daedef" draw:textarea-vertical-align="middle" fo:padding-top="0.145cm" fo:padding-bottom="0.145cm" fo:padding-left="0.27cm" fo:padding-right="0.27cm"/>
    </style:style>
    <style:style style:name="gr4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4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 style:writing-mode="lr-tb"/>
    </style:style>
    <style:style style:name="P2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3" style:family="paragraph">
      <style:paragraph-properties fo:margin-left="0cm" fo:margin-right="0cm" fo:line-height="100%" fo:text-indent="0cm" style:punctuation-wrap="hanging" style:line-break="strict" style:writing-mode="lr-tb"/>
      <style:text-properties style:font-name="Arial" fo:font-size="18pt" fo:language="en" fo:country="US"/>
    </style:style>
    <style:style style:name="P4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Arial" fo:font-size="18pt" fo:language="en" fo:country="US"/>
    </style:style>
    <style:style style:name="P5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4pt" fo:language="en" fo:country="US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4pt" fo:language="en" fo:country="US" style:font-size-asian="14pt" style:font-size-complex="14pt"/>
    </style:style>
    <style:style style:name="P7" style:family="paragraph">
      <style:paragraph-properties fo:margin-left="0cm" fo:margin-right="0cm" fo:line-height="100%" fo:text-indent="0cm" style:punctuation-wrap="hanging" style:line-break="strict" style:writing-mode="lr-tb"/>
      <style:text-properties style:font-name="Arial" fo:font-size="14pt" fo:language="en" fo:country="US" style:font-size-asian="14pt" style:font-size-complex="14pt"/>
    </style:style>
    <style:style style:name="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Arial" fo:font-size="14pt" fo:language="en" fo:country="US" style:font-size-asian="14pt" style:font-size-complex="14pt"/>
    </style:style>
    <style:style style:name="P9" style:family="paragraph">
      <style:paragraph-properties fo:margin-left="0cm" fo:margin-right="0cm" fo:text-indent="0cm" style:punctuation-wrap="hanging" style:line-break="strict" style:writing-mode="lr-tb"/>
      <style:text-properties fo:language="en" fo:country="US"/>
    </style:style>
    <style:style style:name="P10" style:family="paragraph">
      <loext:graphic-properties draw:fill="solid" draw:fill-color="#daedef"/>
      <style:paragraph-properties fo:margin-left="0cm" fo:margin-right="0cm" fo:text-indent="0cm" style:punctuation-wrap="hanging" style:line-break="strict" style:writing-mode="lr-tb" style:font-independent-line-spacing="true"/>
      <style:text-properties fo:language="en" fo:country="US"/>
    </style:style>
    <style:style style:name="P1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language="en" fo:country="US"/>
    </style:style>
    <style:style style:name="P12" style:family="paragraph">
      <loext:graphic-properties draw:fill="solid" draw:fill-color="#daedef"/>
      <style:paragraph-properties style:writing-mode="lr-tb" style:font-independent-line-spacing="true"/>
      <style:text-properties fo:language="en" fo:country="US"/>
    </style:style>
    <style:style style:name="P13" style:family="paragraph">
      <style:paragraph-properties fo:margin-left="0cm" fo:margin-right="0cm" fo:text-align="end" fo:text-indent="0cm" style:punctuation-wrap="hanging" style:line-break="strict" style:writing-mode="lr-tb"/>
      <style:text-properties fo:language="en" fo:country="US"/>
    </style:style>
    <style:style style:name="P14" style:family="paragraph">
      <style:paragraph-properties fo:margin-left="0cm" fo:margin-right="0cm" fo:text-align="start" fo:text-indent="0cm" style:punctuation-wrap="hanging" style:line-break="strict" style:writing-mode="lr-tb"/>
      <style:text-properties fo:language="en" fo:country="US"/>
    </style:style>
    <style:style style:name="P15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language="en" fo:country="US"/>
    </style:style>
    <style:style style:name="P16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8pt" fo:language="en" fo:country="US"/>
    </style:style>
    <style:style style:name="P1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 fo:language="en" fo:country="US"/>
    </style:style>
    <style:style style:name="P18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8pt" fo:language="en" fo:country="US" fo:font-weight="normal" style:font-weight-asian="normal" style:font-weight-complex="normal"/>
    </style:style>
    <style:style style:name="P19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 fo:language="en" fo:country="US" fo:font-weight="normal" style:font-weight-asian="normal" style:font-weight-complex="normal"/>
    </style:style>
    <style:style style:name="P20" style:family="paragraph">
      <style:paragraph-properties fo:margin-left="0cm" fo:margin-right="0cm" fo:line-height="100%" fo:text-indent="0cm" style:punctuation-wrap="hanging" style:line-break="strict" style:writing-mode="lr-tb"/>
      <style:text-properties style:font-name="Arial" fo:font-size="14pt" fo:language="en" fo:country="US" fo:font-weight="normal" style:font-size-asian="14pt" style:font-weight-asian="normal" style:font-size-complex="14pt" style:font-weight-complex="normal"/>
    </style:style>
    <style:style style:name="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Arial" fo:font-size="14pt" fo:language="en" fo:country="US" fo:font-weight="normal" style:font-size-asian="14pt" style:font-weight-asian="normal" style:font-size-complex="14pt" style:font-weight-complex="normal"/>
    </style:style>
    <style:style style:name="P22" style:family="paragraph">
      <style:paragraph-properties fo:margin-left="0cm" fo:margin-right="0cm" fo:text-align="end" fo:text-indent="0cm" style:punctuation-wrap="hanging" style:line-break="strict" style:writing-mode="lr-tb"/>
      <style:text-properties fo:font-size="15pt" fo:language="en" fo:country="US" style:font-size-asian="15pt" style:font-size-complex="15pt"/>
    </style:style>
    <style:style style:name="P23" style:family="paragraph">
      <loext:graphic-properties draw:fill="solid" draw:fill-color="#daede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5pt" fo:language="en" fo:country="US" style:font-size-asian="15pt" style:font-size-complex="15pt"/>
    </style:style>
    <style:style style:name="P24" style:family="paragraph">
      <style:paragraph-properties fo:margin-left="0cm" fo:margin-right="0cm" fo:line-height="100%" fo:text-indent="0cm" style:punctuation-wrap="hanging" style:line-break="strict" style:writing-mode="lr-tb"/>
      <style:text-properties style:use-window-font-color="true" style:font-name="Arial" fo:font-size="14pt" fo:language="en" fo:country="US" style:font-size-asian="14pt" style:font-size-complex="14pt"/>
    </style:style>
    <style:style style:name="P2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use-window-font-color="true" style:font-name="Arial" fo:font-size="14pt" fo:language="en" fo:country="US" style:font-size-asian="14pt" style:font-size-complex="14pt"/>
    </style:style>
    <style:style style:name="P26" style:family="paragraph">
      <loext:graphic-properties draw:fill="solid" draw:fill-color="#daedef"/>
    </style:style>
    <style:style style:name="P27" style:family="paragraph">
      <style:paragraph-properties fo:margin-left="0cm" fo:margin-right="0cm" fo:text-indent="0cm" style:punctuation-wrap="hanging" style:line-break="strict" style:writing-mode="lr-tb"/>
    </style:style>
    <style:style style:name="P2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9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30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31" style:family="paragraph">
      <loext:graphic-properties draw:fill="solid" draw:fill-color="#000000"/>
      <style:paragraph-properties fo:text-align="center"/>
    </style:style>
    <style:style style:name="P32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style:font-name="Arial" fo:font-size="14pt" fo:language="cs" fo:country="CZ" style:font-size-asian="14pt" style:font-size-complex="14pt"/>
    </style:style>
    <style:style style:name="T2" style:family="text">
      <style:text-properties style:font-name="Arial" fo:font-size="14pt" fo:language="en" fo:country="US" style:font-size-asian="14pt" style:font-size-complex="14pt"/>
    </style:style>
    <style:style style:name="T3" style:family="text">
      <style:text-properties fo:font-size="14pt" fo:language="cs" fo:country="CZ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6pt" fo:language="cs" fo:country="CZ" fo:font-weight="bold" style:font-size-asian="16pt" style:font-weight-asian="bold" style:font-size-complex="16pt" style:font-weight-complex="bold"/>
    </style:style>
    <style:style style:name="T6" style:family="text">
      <style:text-properties fo:font-size="14pt" fo:language="cs" fo:country="CZ" style:font-size-asian="14pt" style:font-size-complex="14pt"/>
    </style:style>
    <style:style style:name="T7" style:family="text">
      <style:text-properties style:font-name="Arial Narrow" fo:font-size="14pt" fo:language="en" fo:country="US" style:font-size-asian="14pt" style:font-size-complex="14pt"/>
    </style:style>
    <style:style style:name="T8" style:family="text">
      <style:text-properties style:font-name="Arial" fo:font-size="14pt" fo:language="cs" fo:country="CZ" fo:font-weight="normal" style:font-size-asian="14pt" style:font-weight-asian="normal" style:font-size-complex="14pt" style:font-weight-complex="normal"/>
    </style:style>
    <style:style style:name="T9" style:family="text">
      <style:text-properties fo:font-size="16pt" fo:language="cs" fo:country="CZ" style:font-size-asian="16pt" style:font-size-complex="16pt"/>
    </style:style>
    <style:style style:name="T10" style:family="text">
      <style:text-properties style:font-name="Arial" fo:font-size="14pt" fo:language="cs" fo:country="CZ" fo:font-weight="bold" style:font-size-asian="14pt" style:font-weight-asian="bold" style:font-size-complex="14pt" style:font-weight-complex="bold"/>
    </style:style>
    <style:style style:name="T11" style:family="text">
      <style:text-properties fo:font-size="15pt" fo:language="cs" fo:country="CZ" style:font-size-asian="15pt" style:font-size-complex="15pt"/>
    </style:style>
    <style:style style:name="T12" style:family="text">
      <style:text-properties style:use-window-font-color="true" style:font-name="Arial" fo:font-size="14pt" fo:language="en" fo:country="US" fo:font-weight="bold" style:font-size-asian="14pt" style:font-weight-asian="bold" style:font-size-complex="14pt" style:font-weight-complex="bold"/>
    </style:style>
    <style:style style:name="T13" style:family="text">
      <style:text-properties fo:color="#666666" style:font-name="Arial" fo:font-size="14pt" fo:language="en" fo:country="US" fo:font-weight="bold" style:font-size-asian="14pt" style:font-weight-asian="bold" style:font-size-complex="14pt" style:font-weight-complex="bold"/>
    </style:style>
    <style:style style:name="T14" style:family="text">
      <style:text-properties style:font-name="Arial" fo:font-size="14pt" fo:language="en" fo:country="US" fo:font-weight="bold" style:font-size-asian="14pt" style:font-weight-asian="bold" style:font-size-complex="14pt" style:font-weight-complex="bold"/>
    </style:style>
    <style:style style:name="T15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6" style:family="text">
      <style:text-properties style:font-name="Arial Narrow" fo:font-size="16pt" fo:language="en" fo:country="US" style:font-size-asian="16pt" style:font-size-complex="16pt"/>
    </style:style>
    <style:style style:name="T17" style:family="text">
      <style:text-properties fo:font-size="16pt" fo:language="en" fo:country="US" fo:font-weight="bold" style:font-size-asian="16pt" style:font-weight-asian="bold" style:font-size-complex="16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35APO   Computer Architectur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polyline draw:name="Rovná spojnica 167_3" draw:style-name="gr1" draw:text-style-name="P1" draw:layer="layout" svg:width="12.88cm" svg:height="1.527cm" draw:transform="rotate (-0.00139626340159651) translate (2.82313350135159cm 13.0759932050816cm)" svg:viewBox="0 0 12881 1528" draw:points="12881,1439 0,1528 5,0">
          <text:p/>
        </draw:polyline>
        <draw:polyline draw:name="Rovná spojnica 167_2" draw:style-name="gr1" draw:text-style-name="P1" draw:layer="layout" svg:width="17.587cm" svg:height="6.851cm" draw:transform="rotate (-0.00139626340159651) translate (0.139001522598722cm 8.20890951970065cm)" svg:viewBox="0 0 17588 6852" draw:points="15616,5604 17586,5602 17588,6852 9,6798 0,1 781,0">
          <text:p/>
        </draw:polyline>
        <draw:polyline draw:name="Rovná spojnica 153_1" draw:style-name="gr2" draw:text-style-name="P1" draw:layer="layout" svg:width="6.146cm" svg:height="4.785cm" draw:transform="rotate (1.5700981950941) translate (0.447708585829577cm 13.8349970040272cm)" svg:viewBox="0 0 6147 4786" draw:points="1565,4300 1565,4768 3,4786 0,4 6147,0 6147,468">
          <text:p/>
        </draw:polyline>
        <draw:line draw:name="Rovná spojnica 211" draw:style-name="gr3" draw:text-style-name="P2" draw:layer="layout" svg:x1="15.735cm" svg:y1="13.183cm" svg:x2="11.462cm" svg:y2="13.179cm">
          <text:p/>
        </draw:line>
        <draw:line draw:name="Rovná spojnica 204" draw:style-name="gr4" draw:text-style-name="P2" draw:layer="layout" svg:x1="13.868cm" svg:y1="8.951cm" svg:x2="11.46cm" svg:y2="8.951cm">
          <text:p/>
        </draw:line>
        <draw:line draw:name="Rovná spojnica 230" draw:style-name="gr4" draw:text-style-name="P2" draw:layer="layout" svg:x1="13.396cm" svg:y1="10.137cm" svg:x2="19.212cm" svg:y2="10.141cm">
          <text:p/>
        </draw:line>
        <draw:line draw:name="Rovná spojnica 231" draw:style-name="gr4" draw:text-style-name="P2" draw:layer="layout" svg:x1="13.389cm" svg:y1="10.137cm" svg:x2="13.394cm" svg:y2="8.955cm">
          <text:p/>
        </draw:line>
        <draw:line draw:name="Rovná spojnica 206" draw:style-name="gr4" draw:text-style-name="P2" draw:layer="layout" svg:x1="14.291cm" svg:y1="9.22cm" svg:x2="15.733cm" svg:y2="9.224cm">
          <text:p/>
        </draw:line>
        <draw:line draw:name="Rovná spojnica 208" draw:style-name="gr4" draw:text-style-name="P2" draw:layer="layout" svg:x1="18.564cm" svg:y1="8.476cm" svg:x2="18.568cm" svg:y2="6.24cm">
          <text:p/>
        </draw:line>
        <draw:line draw:name="Rovná spojnica 209" draw:style-name="gr4" draw:text-style-name="P2" draw:layer="layout" svg:x1="18.568cm" svg:y1="6.231cm" svg:x2="22.572cm" svg:y2="6.235cm">
          <text:p/>
        </draw:line>
        <draw:line draw:name="Rovná spojnica 210" draw:style-name="gr4" draw:text-style-name="P2" draw:layer="layout" svg:x1="22.576cm" svg:y1="6.24cm" svg:x2="22.571cm" svg:y2="7.779cm">
          <text:p/>
        </draw:line>
        <draw:line draw:name="Rovná spojnica 212" draw:style-name="gr4" draw:text-style-name="P2" draw:layer="layout" svg:x1="22.572cm" svg:y1="7.761cm" svg:x2="23.26cm" svg:y2="7.766cm">
          <text:p/>
        </draw:line>
        <draw:line draw:name="Rovná spojnica 213" draw:style-name="gr4" draw:text-style-name="P2" draw:layer="layout" svg:x1="20.037cm" svg:y1="8.524cm" svg:x2="23.366cm" svg:y2="8.528cm">
          <text:p/>
        </draw:line>
        <draw:line draw:name="Rovná spojnica 187" draw:style-name="gr5" draw:text-style-name="P2" draw:layer="layout" svg:x1="7.526cm" svg:y1="9.716cm" svg:x2="8.928cm" svg:y2="9.719cm">
          <text:p/>
        </draw:line>
        <draw:line draw:name="Rovná spojnica 83" draw:style-name="gr5" draw:text-style-name="P2" draw:layer="layout" svg:x1="7.491cm" svg:y1="8.961cm" svg:x2="9.079cm" svg:y2="8.965cm">
          <text:p/>
        </draw:line>
        <draw:line draw:name="Rovná spojnica 195" draw:style-name="gr4" draw:text-style-name="P2" draw:layer="layout" svg:x1="6.629cm" svg:y1="16.206cm" svg:x2="6.634cm" svg:y2="10.403cm">
          <text:p/>
        </draw:line>
        <draw:line draw:name="Rovná spojnica 197" draw:style-name="gr4" draw:text-style-name="P2" draw:layer="layout" svg:x1="6.631cm" svg:y1="10.404cm" svg:x2="8.928cm" svg:y2="10.408cm">
          <text:p/>
        </draw:line>
        <draw:line draw:name="Rovná spojnica 144" draw:style-name="gr5" draw:text-style-name="P2" draw:layer="layout" svg:x1="15.922cm" svg:y1="6.713cm" svg:x2="15.918cm" svg:y2="7.506cm">
          <text:p/>
        </draw:line>
        <draw:line draw:name="Rovná spojnica 68" draw:style-name="gr4" draw:text-style-name="P2" draw:layer="layout" svg:x1="1.419cm" svg:y1="8.018cm" svg:x2="2.133cm" svg:y2="8.022cm">
          <text:p/>
        </draw:line>
        <draw:line draw:name="Rovná spojnica 70" draw:style-name="gr4" draw:text-style-name="P2" draw:layer="layout" svg:x1="2.53cm" svg:y1="8.022cm" svg:x2="5.507cm" svg:y2="8.027cm">
          <text:p/>
        </draw:line>
        <draw:line draw:name="Rovná spojnica 73" draw:style-name="gr4" draw:text-style-name="P2" draw:layer="layout" svg:x1="5.507cm" svg:y1="8.026cm" svg:x2="7.491cm" svg:y2="8.021cm">
          <text:p/>
        </draw:line>
        <draw:line draw:name="Rovná spojnica 85" draw:style-name="gr4" draw:text-style-name="P2" draw:layer="layout" svg:x1="7.495cm" svg:y1="7.824cm" svg:x2="7.49cm" svg:y2="13.38cm">
          <text:p/>
        </draw:line>
        <draw:line draw:name="Rovná spojnica 122" draw:style-name="gr4" draw:text-style-name="P2" draw:layer="layout" svg:x1="11.46cm" svg:y1="7.775cm" svg:x2="15.733cm" svg:y2="7.771cm">
          <text:p/>
        </draw:line>
        <draw:line draw:name="Rovná spojnica 127" draw:style-name="gr4" draw:text-style-name="P2" draw:layer="layout" svg:x1="15.918cm" svg:y1="8.524cm" svg:x2="19.239cm" svg:y2="8.511cm">
          <text:p/>
        </draw:line>
        <draw:line draw:name="Rovná spojnica 211_0" draw:style-name="gr4" draw:text-style-name="P2" draw:layer="layout" svg:x1="13.682cm" svg:y1="13.186cm" svg:x2="11.46cm" svg:y2="13.182cm">
          <text:p/>
        </draw:line>
        <draw:line draw:name="Rovná spojnica 97" draw:style-name="gr5" draw:text-style-name="P2" draw:layer="layout" svg:x1="7.491cm" svg:y1="7.824cm" svg:x2="9.079cm" svg:y2="7.828cm">
          <text:p/>
        </draw:line>
        <draw:line draw:name="Rovná spojnica 102" draw:style-name="gr5" draw:text-style-name="P2" draw:layer="layout" svg:x1="7.491cm" svg:y1="13.38cm" svg:x2="8.505cm" svg:y2="13.37cm">
          <text:p/>
        </draw:line>
        <draw:line draw:name="Rovná spojnica 215" draw:style-name="gr5" draw:text-style-name="P2" draw:layer="layout" svg:x1="18.14cm" svg:y1="7.822cm" svg:x2="16.459cm" svg:y2="7.835cm">
          <text:p/>
        </draw:line>
        <draw:line draw:name="Rovná spojnica 221" draw:style-name="gr5" draw:text-style-name="P2" draw:layer="layout" svg:x1="2.345cm" svg:y1="7.426cm" svg:x2="2.349cm" svg:y2="7.109cm">
          <text:p/>
        </draw:line>
        <draw:line draw:name="Rovná spojnica 223" draw:style-name="gr5" draw:text-style-name="P2" draw:layer="layout" svg:x1="9.339cm" svg:y1="7.11cm" svg:x2="9.343cm" svg:y2="6.792cm">
          <text:p/>
        </draw:line>
        <draw:custom-shape draw:name="BlokTextu 234" draw:style-name="gr6" draw:text-style-name="P4" draw:layer="layout" svg:width="0.998cm" svg:height="0.793cm" svg:x="1.242cm" svg:y="7.312cm">
          <text:list text:style-name="L1">
            <text:list-header>
              <text:p text:style-name="P3"><text:span text:style-name="T1">PC</text:span><text:span text:style-name="T2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5" draw:style-name="gr7" draw:text-style-name="P6" draw:layer="layout" svg:width="0.888cm" svg:height="0.793cm" svg:x="2.514cm" svg:y="7.268cm">
          <text:list text:style-name="L1">
            <text:list-header>
              <text:p text:style-name="P5"><text:span text:style-name="T1">P</text:span><text:span text:style-name="T1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6" draw:style-name="gr8" draw:text-style-name="P8" draw:layer="layout" svg:width="1.171cm" svg:height="0.793cm" svg:x="6.005cm" svg:y="7.229cm">
          <text:list text:style-name="L1">
            <text:list-header>
              <text:p text:style-name="P7"><text:span text:style-name="T2">Inst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3" draw:style-name="gr9" draw:text-style-name="P8" draw:layer="layout" svg:width="1.277cm" svg:height="0.793cm" svg:x="14.302cm" svg:y="6.951cm">
          <text:list text:style-name="L1">
            <text:list-header>
              <text:p text:style-name="P7"><text:span text:style-name="T2">Sr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4" draw:style-name="gr10" draw:text-style-name="P8" draw:layer="layout" svg:width="1.277cm" svg:height="0.793cm" svg:x="14.316cm" svg:y="8.499cm">
          <text:list text:style-name="L1">
            <text:list-header>
              <text:p text:style-name="P7"><text:span text:style-name="T2">Src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5" draw:style-name="gr11" draw:text-style-name="P8" draw:layer="layout" svg:width="1.218cm" svg:height="0.793cm" svg:x="16.952cm" svg:y="6.982cm">
          <text:list text:style-name="L1">
            <text:list-header>
              <text:p text:style-name="P7"><text:span text:style-name="T2">Ze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6" draw:style-name="gr12" draw:text-style-name="P4" draw:layer="layout" svg:width="1.718cm" svg:height="0.793cm" svg:x="16.926cm" svg:y="8.384cm">
          <text:list text:style-name="L1">
            <text:list-header>
              <text:p text:style-name="P3"><text:span text:style-name="T2">A</text:span><text:span text:style-name="T2">l</text:span><text:span text:style-name="T2">u</text:span><text:span text:style-name="T2">O</text:span><text:span text:style-name="T2">u</text:span><text:span text:style-name="T2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9" draw:style-name="gr13" draw:text-style-name="P8" draw:layer="layout" svg:width="2.154cm" svg:height="0.793cm" svg:x="11.489cm" svg:y="12.345cm">
          <text:list text:style-name="L1">
            <text:list-header>
              <text:p text:style-name="P7"><text:span text:style-name="T2">S</text:span><text:span text:style-name="T2">i</text:span><text:span text:style-name="T2">g</text:span><text:span text:style-name="T2">n</text:span><text:span text:style-name="T2">I</text:span><text:span text:style-name="T2">m</text:span><text:span text:style-name="T2">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7" draw:style-name="gr14" draw:text-style-name="P4" draw:layer="layout" svg:width="2.429cm" svg:height="0.793cm" svg:x="21.391cm" svg:y="8.6cm">
          <text:list text:style-name="L1">
            <text:list-header>
              <text:p text:style-name="P3"><text:span text:style-name="T2">Read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259" draw:style-name="gr5" draw:text-style-name="P2" draw:layer="layout" svg:x1="19.47cm" svg:y1="7.029cm" svg:x2="19.475cm" svg:y2="6.712cm">
          <text:p/>
        </draw:line>
        <draw:g draw:name="Skupina 19">
          <draw:custom-shape draw:name="Obdĺžnik 6" draw:style-name="gr15" draw:text-style-name="P10" draw:layer="layout" svg:width="2.183cm" svg:height="3.77cm" svg:x="3.324cm" svg:y="7.03cm">
            <text:list text:style-name="L2">
              <text:list-header>
                <text:p text:style-name="P9"><text:span text:style-name="T3"/></text:p>
                <text:p text:style-name="P9"><text:span text:style-name="T4">I</text:span><text:span text:style-name="T4">n</text:span><text:span text:style-name="T4">s</text:span><text:span text:style-name="T4">t</text:span><text:span text:style-name="T4">r</text:span><text:span text:style-name="T4">.</text:span><text:span text:style-name="T4"> </text:span><text:span text:style-name="T4">M</text:span><text:span text:style-name="T4">e</text:span><text:span text:style-name="T4">m</text:span><text:span text:style-name="T4">o</text:span><text:span text:style-name="T4">r</text:span><text:span text:style-name="T4">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BlokTextu 7" draw:style-name="gr16" draw:text-style-name="P11" draw:layer="layout" svg:width="2.183cm" svg:height="0.877cm" svg:x="3.324cm" svg:y="7.586cm">
            <text:p text:style-name="P9"><text:span text:style-name="T5">A</text:span><text:span text:style-name="T5"> </text:span><text:span text:style-name="T5"><text:s/></text:span><text:span text:style-name="T5"><text:s/></text:span><text:span text:style-name="T5">R</text:span><text:span text:style-name="T5">D</text:span></text:p>
            <draw:enhanced-geometry svg:viewBox="0 0 21600 21600" draw:type="mso-spt202" draw:enhanced-path="M 0 0 L 21600 0 21600 21600 0 21600 0 0 Z N"/>
          </draw:custom-shape>
        </draw:g>
        <draw:custom-shape draw:name="Voľná forma 14" draw:style-name="gr17" draw:text-style-name="P10" draw:layer="layout" svg:width="1.032cm" svg:height="2.461cm" svg:x="15.442cm" svg:y="7.255cm">
          <text:p/>
          <draw:enhanced-geometry svg:viewBox="0 0 371475 885825" draw:extrusion-allowed="true" draw:text-areas="0 0 371475 885825" draw:glue-points="0 0 371475 114300 361950 781050 9525 885825 0 504825 171450 457200 9525 390525 0 0 171450 457200" draw:type="mso-spt100" draw:enhanced-path="M 0 0 L 371475 114300 361950 781050 9525 885825 0 504825 171450 457200 9525 390525 0 0 Z N"/>
        </draw:custom-shape>
        <draw:g draw:name="Skupina 24">
          <draw:custom-shape draw:name="Obdĺžnik 15" draw:style-name="gr15" draw:text-style-name="P10" draw:layer="layout" svg:width="2.183cm" svg:height="3.77cm" svg:x="18.802cm" svg:y="7.03cm">
            <text:list text:style-name="L2">
              <text:list-header>
                <text:p text:style-name="P9"><text:span text:style-name="T3"/></text:p>
                <text:p text:style-name="P9"><text:span text:style-name="T6">D</text:span><text:span text:style-name="T6">a</text:span><text:span text:style-name="T6">t</text:span><text:span text:style-name="T6">a</text:span><text:span text:style-name="T6"> </text:span><text:span text:style-name="T6">M</text:span><text:span text:style-name="T6">e</text:span><text:span text:style-name="T6">m</text:span><text:span text:style-name="T6">o</text:span><text:span text:style-name="T6">r</text:span><text:span text:style-name="T6">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BlokTextu 16" draw:style-name="gr16" draw:text-style-name="P11" draw:layer="layout" svg:width="2.434cm" svg:height="0.877cm" svg:x="18.723cm" svg:y="7.983cm">
            <text:p text:style-name="P9"><text:span text:style-name="T5">A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R</text:span><text:span text:style-name="T5">D</text:span></text:p>
            <draw:enhanced-geometry svg:viewBox="0 0 21600 21600" draw:type="mso-spt202" draw:enhanced-path="M 0 0 L 21600 0 21600 21600 0 21600 0 0 Z N"/>
          </draw:custom-shape>
          <draw:custom-shape draw:name="BlokTextu 17" draw:style-name="gr16" draw:text-style-name="P11" draw:layer="layout" svg:width="1.389cm" svg:height="0.877cm" svg:x="18.802cm" svg:y="9.808cm">
            <text:p text:style-name="P9"><text:span text:style-name="T5">WD</text:span></text:p>
            <draw:enhanced-geometry svg:viewBox="0 0 21600 21600" draw:type="mso-spt202" draw:enhanced-path="M 0 0 L 21600 0 21600 21600 0 21600 0 0 Z N"/>
          </draw:custom-shape>
          <draw:custom-shape draw:name="BlokTextu 18" draw:style-name="gr16" draw:text-style-name="P11" draw:layer="layout" svg:width="1.389cm" svg:height="0.877cm" svg:x="19.662cm" svg:y="7.03cm">
            <text:p text:style-name="P9"><text:span text:style-name="T5">WE</text:span></text:p>
            <draw:enhanced-geometry svg:viewBox="0 0 21600 21600" draw:type="mso-spt202" draw:enhanced-path="M 0 0 L 21600 0 21600 21600 0 21600 0 0 Z N"/>
          </draw:custom-shape>
          <draw:custom-shape draw:name="Rovnoramenný trojuholník 21" draw:style-name="gr18" draw:text-style-name="P12" draw:layer="layout" svg:width="0.397cm" svg:height="0.396cm" svg:x="19.239cm" svg:y="7.0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draw:name="Skupina 23">
          <draw:custom-shape draw:name="Obdĺžnik 9" draw:style-name="gr19" draw:text-style-name="P10" draw:layer="layout" svg:width="2.822cm" svg:height="3.691cm" svg:x="8.938cm" svg:y="7.109cm">
            <text:list text:style-name="L2">
              <text:list-header>
                <text:p text:style-name="P9"><text:span text:style-name="T3"/></text:p>
                <text:p text:style-name="P9"><text:span text:style-name="T3"/></text:p>
                <text:p text:style-name="P13"><text:span text:style-name="T3"/></text:p>
                <text:p text:style-name="P13"><text:span text:style-name="T3"/></text:p>
                <text:p text:style-name="P13"><text:span text:style-name="T6">Reg.</text:span></text:p>
                <text:p text:style-name="P13"><text:span text:style-name="T6"><text:s text:c="2"/></text:span><text:span text:style-name="T6">Fil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BlokTextu 10" draw:style-name="gr16" draw:text-style-name="P11" draw:layer="layout" svg:width="2.822cm" svg:height="0.877cm" svg:x="8.938cm" svg:y="7.335cm">
            <text:p text:style-name="P9"><text:span text:style-name="T5">A</text:span><text:span text:style-name="T5">1 </text:span><text:span text:style-name="T5"><text:s text:c="3"/></text:span><text:span text:style-name="T5">R</text:span><text:span text:style-name="T5">D</text:span><text:span text:style-name="T5">1</text:span></text:p>
            <draw:enhanced-geometry svg:viewBox="0 0 21600 21600" draw:type="mso-spt202" draw:enhanced-path="M 0 0 L 21600 0 21600 21600 0 21600 0 0 Z N"/>
          </draw:custom-shape>
          <draw:custom-shape draw:name="BlokTextu 11" draw:style-name="gr16" draw:text-style-name="P11" draw:layer="layout" svg:width="2.822cm" svg:height="0.877cm" svg:x="8.938cm" svg:y="8.366cm">
            <text:p text:style-name="P9"><text:span text:style-name="T5">A</text:span><text:span text:style-name="T5">2 </text:span><text:span text:style-name="T5"><text:s text:c="3"/></text:span><text:span text:style-name="T5">R</text:span><text:span text:style-name="T5">D</text:span><text:span text:style-name="T5">2</text:span></text:p>
            <draw:enhanced-geometry svg:viewBox="0 0 21600 21600" draw:type="mso-spt202" draw:enhanced-path="M 0 0 L 21600 0 21600 21600 0 21600 0 0 Z N"/>
          </draw:custom-shape>
          <draw:custom-shape draw:name="BlokTextu 12" draw:style-name="gr16" draw:text-style-name="P15" draw:layer="layout" svg:width="1.587cm" svg:height="1.553cm" svg:x="8.938cm" svg:y="9.134cm">
            <text:p text:style-name="P14"><text:span text:style-name="T5">A</text:span><text:span text:style-name="T5">3</text:span></text:p>
            <text:p text:style-name="P14"><text:span text:style-name="T5">W</text:span><text:span text:style-name="T5">D</text:span><text:span text:style-name="T5">3</text:span></text:p>
            <draw:enhanced-geometry svg:viewBox="0 0 21600 21600" draw:type="mso-spt202" draw:enhanced-path="M 0 0 L 21600 0 21600 21600 0 21600 0 0 Z N"/>
          </draw:custom-shape>
          <draw:custom-shape draw:name="BlokTextu 13" draw:style-name="gr16" draw:text-style-name="P15" draw:layer="layout" svg:width="1.587cm" svg:height="0.877cm" svg:x="9.679cm" svg:y="6.885cm">
            <text:p text:style-name="P14"><text:span text:style-name="T5">WE3</text:span></text:p>
            <draw:enhanced-geometry svg:viewBox="0 0 21600 21600" draw:type="mso-spt202" draw:enhanced-path="M 0 0 L 21600 0 21600 21600 0 21600 0 0 Z N"/>
          </draw:custom-shape>
          <draw:custom-shape draw:name="Rovnoramenný trojuholník 22" draw:style-name="gr18" draw:text-style-name="P12" draw:layer="layout" svg:width="0.352cm" svg:height="0.396cm" svg:x="9.149cm" svg:y="7.10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Obdĺžnik 53" draw:style-name="gr20" draw:text-style-name="P12" draw:layer="layout" svg:width="0.397cm" svg:height="1.191cm" svg:x="2.133cm" svg:y="7.427cm">
          <text:p/>
          <draw:enhanced-geometry svg:viewBox="0 0 21600 21600" draw:type="rectangle" draw:enhanced-path="M 0 0 L 21600 0 21600 21600 0 21600 0 0 Z N"/>
        </draw:custom-shape>
        <draw:custom-shape draw:name="Rovnoramenný trojuholník 54" draw:style-name="gr18" draw:text-style-name="P12" draw:layer="layout" svg:width="0.397cm" svg:height="0.397cm" svg:x="2.133cm" svg:y="7.38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BlokTextu 271" draw:style-name="gr21" draw:text-style-name="P17" draw:layer="layout" svg:width="0.989cm" svg:height="0.793cm" svg:x="15.503cm" svg:y="7.625cm">
          <text:list text:style-name="L1">
            <text:list-header>
              <text:p text:style-name="P16"><text:span text:style-name="T7">AL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47" draw:style-name="gr22" draw:text-style-name="P19" draw:layer="layout" svg:width="2.759cm" svg:height="0.793cm" svg:x="14.747cm" svg:y="5.963cm">
          <text:list text:style-name="L1">
            <text:list-header>
              <text:p text:style-name="P18"><text:span text:style-name="T8">ALU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64" draw:style-name="gr5" draw:text-style-name="P2" draw:layer="layout" svg:x1="10.418cm" svg:y1="7.109cm" svg:x2="10.423cm" svg:y2="6.289cm">
          <text:p/>
        </draw:line>
        <draw:custom-shape draw:name="BlokTextu 65" draw:style-name="gr23" draw:text-style-name="P8" draw:layer="layout" svg:width="3.237cm" svg:height="0.793cm" svg:x="8.404cm" svg:y="5.522cm">
          <text:list text:style-name="L1">
            <text:list-header>
              <text:p text:style-name="P7"><text:span text:style-name="T1">Reg</text:span><text:span text:style-name="T1">Write </text:span><text:span text:style-name="T1">= 0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193" draw:style-name="gr4" draw:text-style-name="P2" draw:layer="layout" svg:x1="24.357cm" svg:y1="16.202cm" svg:x2="6.63cm" svg:y2="16.198cm">
          <text:p/>
        </draw:line>
        <draw:line draw:name="Rovná spojnica 96" draw:style-name="gr5" draw:text-style-name="P2" draw:layer="layout" svg:x1="14.186cm" svg:y1="8.683cm" svg:x2="14.19cm" svg:y2="5.645cm">
          <text:p/>
        </draw:line>
        <draw:custom-shape draw:name="BlokTextu 265" draw:style-name="gr24" draw:text-style-name="P21" draw:layer="layout" svg:width="2.75cm" svg:height="0.793cm" svg:x="13.133cm" svg:y="4.758cm">
          <text:list text:style-name="L1">
            <text:list-header>
              <text:p text:style-name="P20"><text:span text:style-name="T8">A</text:span><text:span text:style-name="T8">L</text:span><text:span text:style-name="T8">U</text:span><text:span text:style-name="T8">S</text:span><text:span text:style-name="T8">r</text:span><text:span text:style-name="T8">c</text:span><text:span text:style-name="T8"> </text:span><text:span text:style-name="T8">=</text:span><text:span text:style-name="T8"> </text:span><text:span text:style-name="T8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225" draw:style-name="gr4" draw:text-style-name="P2" draw:layer="layout" svg:x1="24.357cm" svg:y1="8.196cm" svg:x2="23.762cm" svg:y2="8.191cm">
          <text:p/>
        </draw:line>
        <draw:line draw:name="Rovná spojnica 226" draw:style-name="gr4" draw:text-style-name="P2" draw:layer="layout" svg:x1="24.362cm" svg:y1="8.192cm" svg:x2="24.357cm" svg:y2="16.196cm">
          <text:p/>
        </draw:line>
        <draw:line draw:name="Rovná spojnica 95" draw:style-name="gr5" draw:text-style-name="P2" draw:layer="layout" svg:x1="23.472cm" svg:y1="7.583cm" svg:x2="23.472cm" svg:y2="5.788cm">
          <text:p/>
        </draw:line>
        <draw:custom-shape draw:name="BlokTextu 118" draw:style-name="gr25" draw:text-style-name="P4" draw:layer="layout" svg:width="1.607cm" svg:height="0.793cm" svg:x="23.793cm" svg:y="7.465cm">
          <text:list text:style-name="L1">
            <text:list-header>
              <text:p text:style-name="P3"><text:span text:style-name="T2">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Skupina 38">
          <draw:custom-shape draw:name="Lichobežník 39" draw:style-name="gr26" draw:text-style-name="P10" draw:layer="layout" svg:width="1.266cm" svg:height="0.595cm" draw:transform="rotate (-1.5707963267949) translate (23.762cm 7.504cm)">
            <text:p/>
            <draw:enhanced-geometry svg:viewBox="0 0 455467 214314" draw:extrusion-allowed="true" draw:text-areas="39991 18817 415476 214314" draw:glue-points="227734 0 29993 107157 227734 214314 425474 107157 455467 214314 455467 214314" draw:type="mso-spt100" draw:enhanced-path="M 0 214314 L 59986 0 395481 0 455467 214314 Z N"/>
          </draw:custom-shape>
          <draw:custom-shape draw:name="BlokTextu 40" draw:style-name="gr27" draw:text-style-name="P11" draw:layer="layout" svg:width="0.515cm" svg:height="0.877cm" svg:x="23.169cm" svg:y="7.425cm">
            <text:p text:style-name="P9"><text:span text:style-name="T9">0</text:span></text:p>
            <draw:enhanced-geometry svg:viewBox="0 0 21600 21600" draw:type="mso-spt202" draw:enhanced-path="M 0 0 L 21600 0 21600 21600 0 21600 0 0 Z N"/>
          </draw:custom-shape>
          <draw:custom-shape draw:name="BlokTextu 41" draw:style-name="gr27" draw:text-style-name="P11" draw:layer="layout" svg:width="0.515cm" svg:height="0.877cm" svg:x="23.195cm" svg:y="7.954cm">
            <text:p text:style-name="P9"><text:span text:style-name="T9">1</text:span></text:p>
            <draw:enhanced-geometry svg:viewBox="0 0 21600 21600" draw:type="mso-spt202" draw:enhanced-path="M 0 0 L 21600 0 21600 21600 0 21600 0 0 Z N"/>
          </draw:custom-shape>
        </draw:g>
        <draw:custom-shape draw:name="BlokTextu 266" draw:style-name="gr28" draw:text-style-name="P21" draw:layer="layout" svg:width="3.546cm" svg:height="0.793cm" svg:x="21.442cm" svg:y="4.904cm">
          <text:list text:style-name="L1">
            <text:list-header>
              <text:p text:style-name="P20"><text:span text:style-name="T8">MemToReg = 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232" draw:style-name="gr4" draw:text-style-name="P2" draw:layer="layout" svg:x1="13.682cm" svg:y1="13.18cm" svg:x2="13.682cm" svg:y2="9.48cm">
          <text:p/>
        </draw:line>
        <draw:line draw:name="Rovná spojnica 233" draw:style-name="gr4" draw:text-style-name="P2" draw:layer="layout" svg:x1="13.682cm" svg:y1="9.48cm" svg:x2="13.894cm" svg:y2="9.48cm">
          <text:p/>
        </draw:line>
        <draw:custom-shape draw:name="BlokTextu 113" draw:style-name="gr29" draw:text-style-name="P8" draw:layer="layout" svg:width="2.395cm" svg:height="0.793cm" svg:x="14.173cm" svg:y="9.97cm">
          <text:list text:style-name="L1">
            <text:list-header>
              <text:p text:style-name="P7"><text:span text:style-name="T2">Write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217" draw:style-name="gr30" draw:text-style-name="P2" draw:layer="layout" svg:x1="18.141cm" svg:y1="7.778cm" svg:x2="18.145cm" svg:y2="5.639cm">
          <text:p/>
        </draw:line>
        <draw:line draw:name="Rovná spojnica 154" draw:style-name="gr5" draw:text-style-name="P2" draw:layer="layout" svg:x1="18.802cm" svg:y1="5.129cm" svg:x2="19.944cm" svg:y2="5.133cm">
          <text:p/>
        </draw:line>
        <draw:custom-shape draw:name="Vývojový diagram: zdržanie 151" draw:style-name="gr31" draw:text-style-name="P12" draw:layer="layout" svg:width="0.904cm" svg:height="0.93cm" svg:x="19.741cm" svg:y="4.86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name="Rovná spojnica 166" draw:style-name="gr30" draw:text-style-name="P2" draw:layer="layout" svg:x1="1.123cm" svg:y1="4.723cm" svg:x2="21.157cm" svg:y2="4.727cm">
          <text:p/>
        </draw:line>
        <draw:line draw:name="Rovná spojnica 177" draw:style-name="gr30" draw:text-style-name="P2" draw:layer="layout" svg:x1="21.161cm" svg:y1="4.683cm" svg:x2="21.157cm" svg:y2="5.336cm">
          <text:p/>
        </draw:line>
        <draw:line draw:name="Rovná spojnica 181" draw:style-name="gr30" draw:text-style-name="P2" draw:layer="layout" svg:x1="20.645cm" svg:y1="5.327cm" svg:x2="21.161cm" svg:y2="5.331cm">
          <text:p/>
        </draw:line>
        <draw:line draw:name="Rovná spojnica 156" draw:style-name="gr30" draw:text-style-name="P2" draw:layer="layout" svg:x1="18.145cm" svg:y1="5.644cm" svg:x2="19.671cm" svg:y2="5.648cm">
          <text:p/>
        </draw:line>
        <draw:custom-shape draw:name="BlokTextu 159" draw:style-name="gr32" draw:text-style-name="P8" draw:layer="layout" svg:width="2.746cm" svg:height="0.793cm" svg:x="16.165cm" svg:y="4.683cm">
          <text:list text:style-name="L1">
            <text:list-header>
              <text:p text:style-name="P7"><text:span text:style-name="T10">Branch = 1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Skupina 46">
          <draw:custom-shape draw:name="Lichobežník 47" draw:style-name="gr33" draw:text-style-name="P10" draw:layer="layout" svg:width="1.266cm" svg:height="0.595cm" draw:transform="rotate (-1.5707963267949) translate (1.42cm 7.384cm)">
            <text:p/>
            <draw:enhanced-geometry svg:viewBox="0 0 455518 214308" draw:extrusion-allowed="true" draw:text-areas="39990 18814 415528 214308" draw:glue-points="227759 0 29992 107154 227759 214308 425526 107154 0 214308" draw:type="mso-spt100" draw:enhanced-path="M 0 214308 L 59985 0 395533 0 455518 214308 Z N"/>
          </draw:custom-shape>
          <draw:custom-shape draw:name="BlokTextu 48" draw:style-name="gr34" draw:text-style-name="P11" draw:layer="layout" svg:width="0.717cm" svg:height="0.877cm" svg:x="0.728cm" svg:y="7.303cm">
            <text:list text:style-name="L2">
              <text:list-header>
                <text:p text:style-name="P9"><text:span text:style-name="T9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49" draw:style-name="gr34" draw:text-style-name="P11" draw:layer="layout" svg:width="0.717cm" svg:height="0.877cm" svg:x="0.754cm" svg:y="7.832cm">
            <text:list text:style-name="L2">
              <text:list-header>
                <text:p text:style-name="P9"><text:span text:style-name="T9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Rovná spojnica 169" draw:style-name="gr30" draw:text-style-name="P2" draw:layer="layout" svg:x1="1.123cm" svg:y1="4.722cm" svg:x2="1.119cm" svg:y2="7.112cm">
          <text:p/>
        </draw:line>
        <draw:line draw:name="Rovná spojnica 222" draw:style-name="gr5" draw:text-style-name="P2" draw:layer="layout" svg:x1="1.116cm" svg:y1="7.462cm" svg:x2="1.12cm" svg:y2="7.145cm">
          <text:p/>
        </draw:line>
        <draw:g draw:name="Skupina 42">
          <draw:custom-shape draw:name="Lichobežník 43" draw:style-name="gr26" draw:text-style-name="P12" draw:layer="layout" svg:width="1.266cm" svg:height="0.595cm" draw:transform="rotate (-1.5707963267949) translate (14.427cm 8.564cm)">
            <text:p/>
            <draw:enhanced-geometry svg:viewBox="0 0 455467 214314" draw:extrusion-allowed="true" draw:text-areas="39991 18817 415476 214314" draw:glue-points="227734 0 29993 107157 227734 214314 425474 107157" draw:type="mso-spt100" draw:enhanced-path="M 0 214314 L 59986 0 395481 0 455467 214314 Z N"/>
          </draw:custom-shape>
          <draw:custom-shape draw:name="BlokTextu 44" draw:style-name="gr27" draw:text-style-name="P11" draw:layer="layout" svg:width="0.515cm" svg:height="0.877cm" svg:x="13.834cm" svg:y="8.485cm">
            <text:p text:style-name="P9"><text:span text:style-name="T9">0</text:span></text:p>
            <draw:enhanced-geometry svg:viewBox="0 0 21600 21600" draw:type="mso-spt202" draw:enhanced-path="M 0 0 L 21600 0 21600 21600 0 21600 0 0 Z N"/>
          </draw:custom-shape>
          <draw:custom-shape draw:name="BlokTextu 154" draw:style-name="gr27" draw:text-style-name="P11" draw:layer="layout" svg:width="0.515cm" svg:height="0.877cm" svg:x="13.86cm" svg:y="9.014cm">
            <text:p text:style-name="P9"><text:span text:style-name="T9">1</text:span></text:p>
            <draw:enhanced-geometry svg:viewBox="0 0 21600 21600" draw:type="mso-spt202" draw:enhanced-path="M 0 0 L 21600 0 21600 21600 0 21600 0 0 Z N"/>
          </draw:custom-shape>
        </draw:g>
        <draw:custom-shape draw:name="Voľná forma 52_6" draw:style-name="gr35" draw:text-style-name="P23" draw:layer="layout" svg:width="3.069cm" svg:height="1.667cm" svg:x="8.441cm" svg:y="12.096cm">
          <text:list text:style-name="L2">
            <text:list-header>
              <text:p text:style-name="P22"><text:span text:style-name="T11">Imm decode</text:span></text:p>
            </text:list-header>
          </text:list>
          <draw:enhanced-geometry svg:viewBox="0 0 1104900 447675" draw:extrusion-allowed="true" draw:text-areas="0 0 1104900 447675" draw:glue-points="9525 447675 1095375 447675 1104900 0 0 219075 9525 447675" draw:type="mso-spt100" draw:enhanced-path="M 9525 447675 L 1095375 447675 1104900 0 0 219075 9525 447675 Z N"/>
        </draw:custom-shape>
        <draw:custom-shape draw:name="BlokTextu 242_3" draw:style-name="gr36" draw:text-style-name="P25" draw:layer="layout" svg:width="3.012cm" svg:height="1.385cm" svg:x="7.493cm" svg:y="11.597cm">
          <text:list text:style-name="L1">
            <text:list-header>
              <text:p text:style-name="P24"><text:span text:style-name="T12">31:25,</text:span><text:span text:style-name="T13"> 24:20</text:span></text:p>
            </text:list-header>
            <text:list-item>
              <text:p text:style-name="P24"><text:span text:style-name="T12">11:7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BlokTextu 237_2" draw:style-name="gr37" draw:text-style-name="P8" draw:layer="layout" svg:width="1.468cm" svg:height="0.793cm" svg:x="7.458cm" svg:y="7.204cm">
          <text:list text:style-name="L1">
            <text:list-header>
              <text:p text:style-name="P7"><text:span text:style-name="T14">19: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78_2" draw:style-name="gr38" draw:text-style-name="P4" draw:layer="layout" svg:width="1.468cm" svg:height="0.793cm" svg:x="7.502cm" svg:y="8.316cm">
          <text:list text:style-name="L1">
            <text:list-header>
              <text:p text:style-name="P3"><text:span text:style-name="T14">24: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8_3" draw:style-name="gr39" draw:text-style-name="P4" draw:layer="layout" svg:width="1.167cm" svg:height="0.793cm" svg:x="7.495cm" svg:y="9.028cm">
          <text:list text:style-name="L1">
            <text:list-header>
              <text:p text:style-name="P3"><text:span text:style-name="T14">11:7</text:span></text:p>
            </text:list-header>
          </text:list>
          <draw:enhanced-geometry svg:viewBox="0 0 21600 21600" draw:type="mso-spt202" draw:enhanced-path="M 0 0 L 21600 0 21600 21600 0 21600 0 0 Z N"/>
        </draw:custom-shape>
        <draw:polygon draw:style-name="gr40" draw:text-style-name="P26" draw:layer="layout" svg:width="1.031cm" svg:height="2.187cm" svg:x="15.357cm" svg:y="12.741cm" svg:viewBox="0 0 1032 2188" draw:points="0,0 0,860 390,1094 0,1328 0,2188 1032,1719 1032,469">
          <draw:glue-point draw:id="4" svg:x="5cm" svg:y="0cm"/>
          <draw:glue-point draw:id="5" svg:x="-5cm" svg:y="3.212cm"/>
          <draw:glue-point draw:id="6" svg:x="-5cm" svg:y="-3.212cm"/>
          <text:p/>
        </draw:polygon>
        <draw:custom-shape draw:name="BlokTextu 29_0" draw:style-name="gr16" draw:text-style-name="P28" draw:layer="layout" svg:width="0.992cm" svg:height="0.963cm" svg:x="15.61cm" svg:y="13.29cm">
          <text:list text:style-name="L2">
            <text:list-header>
              <text:p text:style-name="P27"><text:span text:style-name="T15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1_0" draw:style-name="gr27" draw:text-style-name="P30" draw:layer="layout" svg:width="2.314cm" svg:height="0.877cm" svg:x="16.673cm" svg:y="13.027cm">
          <text:p text:style-name="P29"><text:span text:style-name="T16">PCBranch</text:span></text:p>
          <draw:enhanced-geometry svg:viewBox="0 0 21600 21600" draw:type="mso-spt202" draw:enhanced-path="M 0 0 L 21600 0 21600 21600 0 21600 0 0 Z N"/>
        </draw:custom-shape>
        <draw:line draw:name="Rovná spojnica 75_0" draw:style-name="gr2" draw:text-style-name="P1" draw:layer="layout" svg:x1="2.828cm" svg:y1="8.049cm" svg:x2="2.821cm" svg:y2="14.604cm">
          <text:p/>
        </draw:line>
        <draw:line draw:name="Rovná spojnica 79_2" draw:style-name="gr2" draw:text-style-name="P1" draw:layer="layout" svg:x1="3.476cm" svg:y1="11.826cm" svg:x2="3.966cm" svg:y2="11.826cm">
          <text:p/>
        </draw:line>
        <draw:polygon draw:style-name="gr41" draw:text-style-name="P26" draw:layer="layout" svg:width="1.031cm" svg:height="2.187cm" svg:x="3.966cm" svg:y="11.279cm" svg:viewBox="0 0 1032 2188" draw:points="0,0 0,860 390,1094 0,1328 0,2188 1032,1719 1032,469">
          <draw:glue-point draw:id="4" svg:x="5cm" svg:y="0cm"/>
          <draw:glue-point draw:id="5" svg:x="-5cm" svg:y="3.212cm"/>
          <draw:glue-point draw:id="6" svg:x="-5cm" svg:y="-3.212cm"/>
          <text:p/>
        </draw:polygon>
        <draw:custom-shape draw:name="BlokTextu 29_5" draw:style-name="gr16" draw:text-style-name="P28" draw:layer="layout" svg:width="0.992cm" svg:height="0.963cm" svg:x="4.201cm" svg:y="11.879cm">
          <text:list text:style-name="L2">
            <text:list-header>
              <text:p text:style-name="P27"><text:span text:style-name="T15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1_0" draw:style-name="gr42" draw:text-style-name="P28" draw:layer="layout" svg:width="1.017cm" svg:height="0.937cm" svg:x="2.75cm" svg:y="11.357cm">
          <text:list text:style-name="L2">
            <text:list-header>
              <text:p text:style-name="P27"><text:span text:style-name="T17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157_0" draw:style-name="gr2" draw:text-style-name="P1" draw:layer="layout" svg:x1="3.966cm" svg:y1="13.076cm" svg:x2="2.828cm" svg:y2="13.076cm">
          <text:p/>
        </draw:line>
        <draw:g>
          <draw:custom-shape draw:style-name="gr43" draw:text-style-name="P31" draw:layer="layout" svg:width="0.156cm" svg:height="0.149cm" svg:x="2.749cm" svg:y="13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31" draw:layer="layout" svg:width="0.235cm" svg:height="0.235cm" svg:x="2.716cm" svg:y="12.9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BlokTextu 260_0" draw:style-name="gr27" draw:text-style-name="P30" draw:layer="layout" svg:width="2.207cm" svg:height="0.877cm" svg:x="0.289cm" svg:y="13.077cm">
          <text:list text:style-name="L2">
            <text:list-header>
              <text:p text:style-name="P29"><text:span text:style-name="T16">PCPlus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4" draw:layer="layout" svg:width="13.968cm" svg:height="10.476cm" svg:x="3.81cm" svg:y="2.123cm" draw:page-number="1" presentation:class="page"/>
          <draw:frame presentation:style-name="pr1" draw:text-style-name="P3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APO_20_2" draw:display-name="Gradient APO 2" draw:style="axial" draw:start-color="#99ccff" draw:end-color="#83afdb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56cm" draw:marker-start-center="false" draw:marker-end-width="0.356cm" draw:marker-end-center="false" draw:fill="none" draw:fill-color="#99ccff" draw:fill-gradient-name="Gradient_20_11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10" draw:fill-hatch-name="Hatch_20_1" draw:fill-image-name="Bitmape_20_1"/>
      <style:text-properties fo:font-size="3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2" svg:stroke-width="0.05cm" draw:fill-color="#ffcc99" draw:fill-gradient-name="Gradient_20_10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en" fo:country="US" fo:font-weight="bold" style:language-asian="en" style:country-asian="US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03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background" style:family="presentation">
      <style:graphic-properties draw:stroke="none" draw:fill="none"/>
      <style:text-properties style:letter-kerning="true"/>
    </style:style>
    <style:style style:name="APO-english-od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O-english-od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PO-english-odp-outline1" style:family="presentation">
      <style:graphic-properties draw:stroke="none" draw:fill="none" draw:auto-grow-height="false" draw:fit-to-size="shrink-to-fit" style:shrink-to-fit="true">
        <text:list-style style:name="APO-english-od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outline2" style:family="presentation" style:parent-style-name="APO-english-odp-outline1">
      <style:paragraph-properties fo:margin-left="0cm" fo:margin-right="0cm" fo:margin-top="0cm" fo:margin-bottom="0.203cm" fo:text-indent="0cm"/>
      <style:text-properties fo:font-size="22pt" style:font-size-asian="28pt" style:font-size-complex="28pt"/>
    </style:style>
    <style:style style:name="APO-english-odp-outline3" style:family="presentation" style:parent-style-name="APO-english-odp-outline2">
      <style:paragraph-properties fo:margin-left="0cm" fo:margin-right="0cm" fo:margin-top="0cm" fo:margin-bottom="0.203cm" fo:text-indent="0cm"/>
      <style:text-properties fo:font-size="24pt" style:font-size-asian="24pt" style:font-size-complex="24pt"/>
    </style:style>
    <style:style style:name="APO-english-odp-outline4" style:family="presentation" style:parent-style-name="APO-english-od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PO-english-odp-outline5" style:family="presentation" style:parent-style-name="APO-english-od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6" style:family="presentation" style:parent-style-name="APO-english-od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7" style:family="presentation" style:parent-style-name="APO-english-od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8" style:family="presentation" style:parent-style-name="APO-english-od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9" style:family="presentation" style:parent-style-name="APO-english-od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subtitle" style:family="presentation">
      <style:graphic-properties draw:stroke="none" draw:fill="none" draw:textarea-vertical-align="middle">
        <text:list-style style:name="APO-english-od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APO-english-od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APO-english-odp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APO-english-odp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4.004cm" svg:height="1.702cm" svg:x="0.698cm" svg:y="0.838cm" presentation:class="title" presentation:placeholder="true">
        <draw:text-box/>
      </draw:frame>
      <draw:frame presentation:style-name="Default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PO-english-odp" style:page-layout-name="PM1" draw:style-name="Mdp1">
      <draw:frame presentation:style-name="APO-english-odp-title" draw:layer="backgroundobjects" svg:width="24.004cm" svg:height="1.702cm" svg:x="0.698cm" svg:y="0.838cm" presentation:class="title" presentation:placeholder="true">
        <draw:text-box/>
      </draw:frame>
      <draw:frame presentation:style-name="APO-english-odp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APO-english-odp-title" draw:layer="backgroundobjects" svg:width="13.968cm" svg:height="10.476cm" svg:x="3.81cm" svg:y="2.122cm" presentation:class="page"/>
        <draw:frame presentation:style-name="APO-english-odp-notes" draw:layer="backgroundobjects" svg:width="17.271cm" svg:height="12.572cm" svg:x="2.159cm" svg:y="13.27cm" presentation:class="notes" presentation:placeholder="true">
          <draw:text-box/>
        </draw:frame>
        <draw:frame presentation:style-name="Mpr3" draw:text-style-name="MP2" draw:layer="backgroundobjects" svg:width="9.37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7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7cm" svg:height="1.396cm" svg:x="0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7cm" svg:height="1.396cm" svg:x="12.219cm" svg:y="26.54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3-29T18:02:47</meta:creation-date>
    <meta:editing-duration>P2DT11H30M31S</meta:editing-duration>
    <meta:editing-cycles>279</meta:editing-cycles>
    <meta:generator>LibreOffice/6.4.7.2$Linux_X86_64 LibreOffice_project/40$Build-2</meta:generator>
    <dc:date>2022-12-15T16:22:11.228473236</dc:date>
    <dc:description>https://cw.fel.cvut.cz/wiki/courses/b35apo/start</dc:description>
    <dc:subject>B35APO - Computer Architectures</dc:subject>
    <dc:title>Central Processing Unit (CPU)</dc:title>
    <meta:document-statistic meta:object-count="142"/>
  </office:meta>
</office:document-meta>
</file>